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Heading_20_1" style:master-page-name="First_20_Page">
      <style:paragraph-properties style:page-number="auto"/>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Contents_20_3">
      <style:paragraph-properties>
        <style:tab-stops>
          <style:tab-stop style:position="6.9252in" style:type="right" style:leader-style="dotted" style:leader-text="."/>
        </style:tab-stops>
      </style:paragraph-properties>
    </style:style>
    <style:style style:name="P23" style:family="paragraph">
      <style:paragraph-properties style:writing-mode="lr-tb"/>
    </style:style>
    <style:style style:name="P2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Introduction (Informative)</text:h>
      <text:p text:style-name="Standard">This specification describes the mechanism for sending OpenLCB-CAN messages via frames on a CAN segment. It ensures unique headers to prevent CAN arbitration errors and message loss, message traceability, node addressing and priority management.</text:p>
      <text:p text:style-name="Standard">For information on format and presentation conventions, see: </text:p>
      <text:list xml:id="list1337795513" text:style-name="L1">
        <text:list-item>
          <text:p text:style-name="P10">OpenLCB Common Information Technical Note</text:p>
        </text:list-item>
      </text:list>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586539915" text:style-name="L2">
        <text:list-item>
          <text:p text:style-name="P11">The OpenLCB-CAN Physical Layer specification, which specifies the physical layer for transporting OpenLCB-CAN frames</text:p>
        </text:list-item>
        <text:list-item>
          <text:p text:style-name="P11">The OpenLCB Node Identifier Specification,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text:soft-page-break/>OpenLCB-CAN nodes shall not transmit extended-format remote frames (frames with RTR set). Nodes shall operate properly when the CAN segment carries proper extended-format remote frames.</text:p>
      <text:p text:style-name="Standard">Nodes shall operate properly when the CAN segment carries proper overload frames.</text:p>
      <text:p text:style-name="Standard">The first (most-significant) bit is reserved for future use. It must be transmitted as a 1 bit, and ignored upon receipt.</text:p>
      <text:p text:style-name="Standard">The second (second-most-significant) bit is the Frame Type indicator. A value of 0 indicates a CAN-specific Control Message. A value of 1 indicates an OpenLCB Message.</text:p>
      <text:p text:style-name="Standard">The next 15 bits are termed the Variable Field. The format and contents of the Variable Field depends on Frame Type and are defined in later sections.</text:p>
      <text:p text:style-name="Standard">The last twelve bits (least significant) are the Source Node ID Alias value for th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5">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Standard"/>
      <text:p text:style-name="Standard">After the header, the frame shall contain from zero to eight bytes of data. Length and content are defined by specific message definitions elsewhere.</text:p>
      <text:h text:style-name="Heading_20_1" text:outline-level="1">States</text:h>
      <text:p text:style-name="Standard">The frame transfer layer of a node has two states:</text:p>
      <text:list xml:id="list1437548689" text:style-name="L3">
        <text:list-item>
          <text:p text:style-name="P12">Inhibited</text:p>
        </text:list-item>
        <text:list-item>
          <text:p text:style-name="P12">Permitted</text:p>
        </text:list-item>
      </text:list>
      <text:p text:style-name="Standard">Nodes shall start in the Inhibited state.</text:p>
      <text:p text:style-name="Standard">A node in the Inhibited state may transmit Check ID Message, Reserved ID Message, and Alias Map Definition frames. A node in the Inhibited state shall not transmit any other frame type.</text:p>
      <text:p text:style-name="Standard"><text:soft-page-break/>Nodes <text:s/>in Permitted state may transmit any frame type. </text:p>
      <text:h text:style-name="Heading_20_1" text:outline-level="1">CAN-specific Control Messages and Interactions (Normative)</text:h>
      <text:p text:style-name="Standard">OpenLCB CAN control messages shall be carried in frames with a 0 in the Frame Type field. </text:p>
      <text:h text:style-name="Heading_20_2" text:outline-level="2">Control Message Format</text:h>
      <text:p text:style-name="Standard">The format and contents of CAN-specific Control Messag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Standard">Name</text:p>
          </table:table-cell>
          <table:table-cell table:style-name="Table3.A1" office:value-type="string">
            <text:p text:style-name="Standard">Variable Field</text:p>
          </table:table-cell>
          <table:table-cell table:style-name="Table3.C1" office:value-type="string">
            <text:p text:style-name="Standard">Data Bytes</text:p>
          </table:table-cell>
        </table:table-row>
        <table:table-row>
          <table:table-cell table:style-name="Table3.A2" office:value-type="string">
            <text:p text:style-name="Standard">Check ID (CIM) Message</text:p>
          </table:table-cell>
          <table:table-cell table:style-name="Table3.A2" office:value-type="string">
            <text:p text:style-name="Standard">MMM,NNNN,NNNN,NNNN </text:p>
            <text:p text:style-name="Standard">MMM is the message sequence number, with valid values from 0x7 through 0x4</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d ID (RIM) Messag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Messag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Messag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Message</text:p>
          </table:table-cell>
          <table:table-cell table:style-name="Table3.A2" office:value-type="string">
            <text:p text:style-name="Standard">0x0703</text:p>
          </table:table-cell>
          <table:table-cell table:style-name="Table3.C2" office:value-type="string">
            <text:p text:style-name="Standard">None</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h text:style-name="Heading_20_2" text:outline-level="2">Interactions</text:h>
      <text:p text:style-name="Standard">This section describes the interactions which use the above messages.</text:p>
      <text:h text:style-name="Heading_20_3" text:outline-level="3">Reserving a Node ID Alias</text:h>
      <text:p text:style-name="Standard">To reserve a Node ID alias while in the Inhibited state, a node shall:</text:p>
      <text:list xml:id="list2100924287" text:style-name="L4">
        <text:list-item>
          <text:p text:style-name="P13">Generate a new source Node ID alias value</text:p>
        </text:list-item>
        <text:list-item>
          <text:p text:style-name="P13">Transmit a Check ID Message (CIM) with MMM = 0x7, the least significant 12 bits of the full Node ID in the NNNN, NNNN, NNNN remaining twelve bits of the Variable Field, and the tentative source Node ID alias value in the Source NID Alias field.</text:p>
        </text:list-item>
      </text:list>
      <text:list xml:id="list1719504649" text:style-name="L5">
        <text:list-item>
          <text:p text:style-name="P14">Repeat that three more times with MMM = 0x6, x5 and 0x4, respectively, with each message carrying the next lower 12 bits of the full Node ID value, and the frames carrying the same tentative source Node ID alias value in the Source NID Alias field.</text:p>
        </text:list-item>
      </text:list>
      <text:list xml:id="list1438335078" text:style-name="L6">
        <text:list-item>
          <text:p text:style-name="P15"><text:soft-page-break/>Wait at least 50 milliseconds</text:p>
        </text:list-item>
        <text:list-item>
          <text:p text:style-name="P15">Transmit a Reserve ID Message (RIM) with the tentative source Node ID alias value 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285378681" text:style-name="L7">
        <text:list-item>
          <text:p text:style-name="P16">Have or obtain a valid reserved Node ID alias</text:p>
        </text:list-item>
        <text:list-item>
          <text:p text:style-name="P16">Transmit a Alias Map Definition (AMD) message with the node's reserved Node ID alias and Node ID</text:p>
        </text:list-item>
      </text:list>
      <text:h text:style-name="Heading_20_3" text:outline-level="3">Node ID Alias validation</text:h>
      <text:p text:style-name="Standard">A node in Permitted state receiving a Alias Mapping Enquiry Message shall compare the full Node ID in the CAN data segment to the node's own Node ID. If and only if they match in length and content and the receiving node is in Permitted state, the node shall reply with a Alias Map Definition Message carrying the node's full Node ID in the data segment of the frame.</text:p>
      <text:p text:style-name="Standard">A node in Permitted state receiving a Alias Mapping Enquiry Message with no data content shall reply with a Alias Map Definition Message carrying the node's full Node ID in the data segment of the frame.</text:p>
      <text:p text:style-name="Standard">A node in Inhibited state shall not reply to a Alias Mapping Enquiry Message.</text:p>
      <text:h text:style-name="Heading_20_3" text:outline-level="3">Transition to Inhibited State</text:h>
      <text:p text:style-name="Standard">To transition from the Permitted state to the Inhibited state, a node shall successfully transmit an Alias Map Reset Message with the node's reserved Node ID alias and Node ID.</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 consider the Node ID alias released and no longer reserved. <text:s/>If that alias was used to transition to Permitted state, the node shall transition to Inhibited state via transmission of an Alias Map Reset Message.</text:p>
      <text:h text:style-name="Heading_20_2" text:outline-level="2">Node ID Alias Generation</text:h>
      <text:p text:style-name="Standard">Alias values shall not be zero.</text:p>
      <text:p text:style-name="Standard">The first alias values generated by nodes with node ID values within 255 of each other shall not be identical.</text:p>
      <text:p text:style-name="Standard">When two different nodes generate the same alias value at some point in their sequence, there shall be more than a 99% probability that the next alias values generated by the two nodes are different.</text:p>
      <text:p text:style-name="Standard"><text:soft-page-break/>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common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1439644830" text:style-name="L8">
        <text:list-item>
          <text:p text:style-name="P17">Unaddressed messages – messages that don't have a destination address put the low 12 bits of the MTI in the variable field – shall be formatted:</text:p>
        </text:list-item>
      </text:list>
      <table:table table:name="Table4" table:style-name="Table4">
        <table:table-column table:style-name="Table4.A"/>
        <table:table-column table:style-name="Table4.B"/>
        <table:table-row>
          <table:table-cell table:style-name="Table4.A1" office:value-type="string">
            <text:p text:style-name="Standard">Variable Field Bit 0</text:p>
            <text:p text:style-name="Standard">Header Bit 2</text:p>
            <text:p text:style-name="Standard">0x0400,0000</text:p>
          </table:table-cell>
          <table:table-cell table:style-name="Table4.B1" office:value-type="string">
            <text:p text:style-name="Standard">Variable Field Bits 1-14</text:p>
            <text:p text:style-name="Standard">Header Bits 3-16</text:p>
            <text:p text:style-name="Standard">OpenLCB Variable Header Content</text:p>
            <text:p text:style-name="Standard">0x03FF,F000</text:p>
          </table:table-cell>
        </table:table-row>
        <table:table-row>
          <table:table-cell table:style-name="Table4.A2" office:value-type="float" office:value="0">
            <text:p text:style-name="Standard">0</text:p>
          </table:table-cell>
          <table:table-cell table:style-name="Table4.B2" office:value-type="string">
            <text:p text:style-name="Standard">OpenLCB message information</text:p>
          </table:table-cell>
        </table:table-row>
      </table:table>
      <text:p text:style-name="Standard"/>
      <text:list xml:id="list823544075" text:style-name="L9">
        <text:list-item>
          <text:p text:style-name="P18">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Standard">Variable Field Bit 0</text:p>
            <text:p text:style-name="Standard">Header Bit 2</text:p>
            <text:p text:style-name="Standard">0x0400,0000</text:p>
          </table:table-cell>
          <table:table-cell table:style-name="Table5.A1" office:value-type="string">
            <text:p text:style-name="Standard">Variable Field Bits 1-2</text:p>
            <text:p text:style-name="Standard">Header Bits 3-4</text:p>
            <text:p text:style-name="Standard">OpenLCB Variable Header Content</text:p>
            <text:p text:style-name="Standard">0x0300,0000</text:p>
          </table:table-cell>
          <table:table-cell table:style-name="Table5.C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5.A2" office:value-type="float" office:value="1">
            <text:p text:style-name="Standard">1</text:p>
          </table:table-cell>
          <table:table-cell table:style-name="Table5.B2" office:value-type="string">
            <text:p text:style-name="Standard">OpenLCB message information</text:p>
          </table:table-cell>
          <table:table-cell table:style-name="Table5.C2" office:value-type="string">
            <text:p text:style-name="Standard">Destination Node ID Alias</text:p>
          </table:table-cell>
        </table:table-row>
      </table:table>
      <text:p text:style-name="Standard"/>
      <text:p text:style-name="Standard"/>
      <text:p text:style-name="Standard"/>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Table of Contents</text:p>
          </text:index-title>
          <text:p text:style-name="P20"><text:s/>1 Introduction (Informative)<text:tab/>1</text:p>
          <text:p text:style-name="P20"><text:s/>2 Intended Use (Informative)<text:tab/>1</text:p>
          <text:p text:style-name="P20"><text:s/>3 References and Context (Normative)<text:tab/>1</text:p>
          <text:p text:style-name="P20"><text:s/>4 Frame Format (Normative)<text:tab/>1</text:p>
          <text:p text:style-name="P20"><text:s/>5 States<text:tab/>2</text:p>
          <text:p text:style-name="P20"><text:s/>6 CAN-specific Control Messages and Interactions (Normative)<text:tab/>3</text:p>
          <text:p text:style-name="P21"><text:s/>6.1 Control Message Format<text:tab/>3</text:p>
          <text:p text:style-name="P21"><text:s/>6.2 Interactions<text:tab/>3</text:p>
          <text:p text:style-name="P22"><text:s/>6.2.1 Reserving a Node ID Alias<text:tab/>3</text:p>
          <text:p text:style-name="P22"><text:s/>6.2.2 Transition to Permitted State<text:tab/>4</text:p>
          <text:p text:style-name="P22"><text:s/>6.2.3 Node ID Alias validation<text:tab/>4</text:p>
          <text:p text:style-name="P22"><text:s/>6.2.4 Transition to Inhibited State<text:tab/>4</text:p>
          <text:p text:style-name="P22"><text:s/>6.2.5 Node ID Alias Collision Handling<text:tab/>4</text:p>
          <text:p text:style-name="P21"><text:s/>6.3 Node ID Alias Generation<text:tab/>4</text:p>
          <text:p text:style-name="P20"><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6</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15T00:17:40">10/15/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0-10-15T00:17:40">Oct 15, 2010</text:date></text:p>
            </table:table-cell>
            <table:table-cell table:style-name="Table1.C1" office:value-type="string">
              <text:p text:style-name="MP8">Preliminary</text:p>
            </table:table-cell>
          </table:table-row>
        </table:table>
        <text:p text:style-name="Header"/>
      </style:header>
      <style:footer>
        <text:p text:style-name="MP9"><text:span text:style-name="MT4">Copyright 2009, by J. Day, D. Harris, B. Jacobsen, and A. Shepherd<text:tab/></text:span><text:span text:style-name="MT5">Page </text:span><text:span text:style-name="Page_20_Number"><text:span text:style-name="MT5"><text:page-number text:select-page="current">6</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15T00:17:40">10/15/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43</meta:editing-cycles>
    <meta:editing-duration>PT20H43M16S</meta:editing-duration>
    <meta:generator>OpenOffice.org/3.2$Unix OpenOffice.org_project/320m18$Build-9502</meta:generator>
    <dc:date>2010-10-15T00:17:40</dc:date>
    <dc:creator>Bob Jacobsen</dc:creator>
    <meta:keyword>OpenLCB-CANFrame Transfer</meta:keyword>
    <meta:document-statistic meta:table-count="5" meta:image-count="1" meta:object-count="0" meta:page-count="6" meta:paragraph-count="157" meta:word-count="1515" meta:character-count="9020"/>
    <meta:user-defined meta:name="Info 1"/>
    <meta:user-defined meta:name="Info 2"/>
    <meta:user-defined meta:name="Info 3"/>
    <meta:user-defined meta:name="Info 4"/>
  </office:meta>
</office:document-meta>
</file>